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Frutiger 45 Light" svg:font-family="'Frutiger 45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4" style:family="paragraph" style:parent-style-name="Standard">
      <style:paragraph-properties fo:margin-left="0.635cm" fo:margin-right="0cm" fo:margin-top="0cm" fo:margin-bottom="0.106cm" fo:text-indent="0cm" style:auto-text-indent="false"/>
    </style:style>
    <style:style style:name="P5" style:family="paragraph" style:parent-style-name="Standard">
      <style:paragraph-properties fo:margin-left="0.635cm" fo:margin-right="0cm" fo:margin-top="0cm" fo:margin-bottom="0.106cm" fo:text-indent="0cm" style:auto-text-indent="false"/>
      <style:text-properties fo:language="en" fo:country="US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background-color="#ffff00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2">
      <style:paragraph-properties fo:margin-left="1.27cm" fo:margin-right="0cm" fo:text-indent="0cm" style:auto-text-indent="false"/>
      <style:text-properties fo:background-color="#ffff00"/>
    </style:style>
    <style:style style:name="P10" style:family="paragraph" style:parent-style-name="List_20_Paragraph" style:list-style-name="WWNum2">
      <style:paragraph-properties fo:margin-left="1.27cm" fo:margin-right="0cm" fo:text-indent="0cm" style:auto-text-indent="false"/>
    </style:style>
    <style:style style:name="P11" style:family="paragraph" style:parent-style-name="List_20_Paragraph">
      <style:paragraph-properties fo:margin-left="0cm" fo:margin-right="0cm" fo:text-indent="0cm" style:auto-text-indent="false"/>
    </style:style>
    <style:style style:name="P12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13" style:family="paragraph" style:parent-style-name="List_20_Paragraph" style:master-page-name="Standard">
      <style:paragraph-properties fo:margin-left="0cm" fo:margin-right="0cm" fo:text-indent="0cm" style:auto-text-indent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h text:style-name="P11" text:outline-level="1">Übertragungdaten</text:h>
      <text:h text:style-name="P11" text:outline-level="1"/>
      <text:h text:style-name="P11" text:outline-level="1"/>
      <text:h text:style-name="P11" text:outline-level="1"/>
      <text:list xml:id="list4406721897297144271" text:style-name="WWNum3">
        <text:list-header>
          <text:h text:style-name="P12" text:outline-level="1">Sie wollen den Inhalt einer Festplatte 1 TiB über ein 1 GBit-Netzwerk übertragen. <text:line-break/>Berechnen Sie die Dauer der Übertragung in Sekunden. (Overhead ist nicht zu berücksichtigen.)</text:h>
        </text:list-header>
      </text:list>
      <text:p text:style-name="P2">Hinweis: 1 TiB = 2^40 Byte, 1 GBit = 10^9 Bit</text:p>
      <text:list xml:id="list1278634969130897149" text:style-name="WWNum1">
        <text:list-item>
          <text:h text:style-name="P6" text:outline-level="1">1.024 Sekunden</text:h>
        </text:list-item>
        <text:list-item>
          <text:h text:style-name="P7" text:outline-level="1">8.796 Sekunden</text:h>
        </text:list-item>
        <text:list-item>
          <text:h text:style-name="P6" text:outline-level="1">4.096 Sekunden</text:h>
        </text:list-item>
        <text:list-item>
          <text:h text:style-name="P6" text:outline-level="1">630 Sekunden</text:h>
        </text:list-item>
      </text:list>
      <text:p text:style-name="Standard"/>
      <text:list xml:id="list149573012" text:continue-list="list4406721897297144271" text:style-name="WWNum3">
        <text:list-header>
          <text:h text:style-name="P12" text:outline-level="1">Sie dokumentieren Ihr Netzwerk mithilfe einer digitalen Kamera. Dabei erstellen Sie für die Dokumentation 20 Bilder mit je einem Speichervolumen von 6,0 MiB. Diese Bilder übertragen Sie über die USB-Schnittstelle zu Ihrem Arbeits-PC.</text:h>
        </text:list-header>
      </text:list>
      <text:p text:style-name="P4">Die effektive Datenübertragungsrate beträgt hierbei 480 Mbit/s.</text:p>
      <text:p text:style-name="P4">Wie groß ist die Übertragungszeit in Sekunden (gerundet auf eine Stelle nach dem Komma) für die Nettodatenmenge der 20 Bilder.</text:p>
      <text:p text:style-name="P5">Hinweis:</text:p>
      <text:p text:style-name="P5">1 MiB = 1.048.576 Byte</text:p>
      <text:p text:style-name="P3">1 Mbit/s = 1.000.000 Bit/s</text:p>
      <text:list xml:id="list6919477565132097483" text:style-name="WWNum2">
        <text:list-item>
          <text:h text:style-name="P9" text:outline-level="1">2,1 s</text:h>
        </text:list-item>
        <text:list-item>
          <text:h text:style-name="P10" text:outline-level="1">21 s</text:h>
        </text:list-item>
        <text:list-item>
          <text:h text:style-name="P10" text:outline-level="1">4,2 s</text:h>
        </text:list-item>
        <text:list-item>
          <text:h text:style-name="P10" text:outline-level="1">1,6 s</text:h>
        </text:list-item>
      </text:list>
      <text:p text:style-name="Standard"/>
      <text:list xml:id="list1333341732" text:continue-list="list149573012" text:style-name="WWNum3">
        <text:list-item>
          <text:h text:style-name="P8" text:outline-level="1">Wieviel Speicherplatz benötigen Sie für ein Foto 15 cm * 10 cm, mit einer Auflösung von 800 * 600 dpi , einer Farbtiefe von 32 Bit und einer Kompression von 1 : 10?</text:h>
        </text:list-item>
      </text:list>
      <text:p text:style-name="P2"><text:span text:style-name="T3">15 * 10 * 800 * 600 * 32</text:span><text:span text:style-name="T1"> <text:s/>= <text:s/>4.464.009 Byte / 2</text:span><text:span text:style-name="T2">20</text:span><text:span text:style-name="T1"> = 4,26 MiByte<text:line-break/>2,54 * 2,54 * 8 * 10</text:span></text:p>
      <text:p text:style-name="Standard"/>
      <text:list xml:id="list498229317" text:continue-numbering="true" text:style-name="WWNum3">
        <text:list-item>
          <text:h text:style-name="P8" text:outline-level="1">Wie lange benötigen Sie in einem 100 Mbit-Netzwerk um die Daten aus Aufgabe 3. zu übertragen?</text:h>
        </text:list-item>
      </text:list>
      <text:p text:style-name="P1"><text:span text:style-name="T1">4.464.009 Byte * 8 / 100.000.000</text:span><text:span text:style-name="T2"> </text:span><text:span text:style-name="T1">= 0,36 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Frutiger 45 Light" svg:font-family="'Frutiger 45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1" style:list-style-name="">
      <style:paragraph-properties fo:margin-left="1.27cm" fo:margin-right="0cm" fo:margin-top="0cm" fo:margin-bottom="0cm" fo:line-height="0.494cm" fo:text-indent="0cm" style:auto-text-indent="false"/>
      <style:text-properties style:font-name="Frutiger 45 Light" fo:font-size="10pt" style:font-size-asian="10pt" style:language-asian="de" style:country-asian="DE" style:font-size-complex="10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1T09:41:33</meta:creation-date>
    <meta:document-statistic meta:table-count="0" meta:image-count="0" meta:object-count="0" meta:page-count="1" meta:paragraph-count="21" meta:word-count="219" meta:character-count="1186"/>
    <dc:date>2022-09-11T09:42:33</dc:date>
    <meta:editing-duration>PT1M</meta:editing-duration>
    <meta:editing-cycles>1</meta:editing-cycles>
    <meta:generator>OpenOffice/4.1.5$Unix OpenOffice.org_project/415m1$Build-9789</meta:generator>
  </office:meta>
</office:document-meta>
</file>